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0fea39" officeooo:paragraph-rsid="000fea39"/>
    </style:style>
    <style:style style:name="P2" style:family="paragraph" style:parent-style-name="Standard">
      <style:text-properties officeooo:paragraph-rsid="000fea39"/>
    </style:style>
    <style:style style:name="P3" style:family="paragraph" style:parent-style-name="Standard">
      <style:text-properties fo:font-variant="normal" fo:text-transform="none" fo:color="#111111" loext:opacity="100%" style:font-name="S hne" fo:font-size="12pt" fo:letter-spacing="normal" fo:font-style="normal" fo:font-weight="normal" officeooo:rsid="000fea39" officeooo:paragraph-rsid="000fea39"/>
    </style:style>
    <style:style style:name="P4" style:family="paragraph" style:parent-style-name="Standard">
      <style:text-properties style:text-underline-style="solid" style:text-underline-width="auto" style:text-underline-color="font-color" officeooo:rsid="000fea39" officeooo:paragraph-rsid="000fea39"/>
    </style:style>
    <style:style style:name="P5" style:family="paragraph" style:parent-style-name="Standard">
      <style:text-properties officeooo:rsid="00114a85" officeooo:paragraph-rsid="00114a85"/>
    </style:style>
    <style:style style:name="P6" style:family="paragraph" style:parent-style-name="Text_20_body" style:list-style-name="L1">
      <style:paragraph-properties fo:margin-top="0cm" fo:margin-bottom="0cm" style:contextual-spacing="false" fo:padding="0.049cm" fo:border="0.06pt solid #d9d9e3"/>
    </style:style>
    <style:style style:name="T1" style:family="text">
      <style:text-properties loext:padding="0.049cm" loext:border="0.06pt solid #d9d9e3"/>
    </style:style>
    <style:style style:name="T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pitulo I: Introduccion</text:p>
      <text:p text:style-name="P4"/>
      <text:p text:style-name="P3">El manejo de tipos de datos JSON en bases de datos es un aspecto crítico en el desarrollo de aplicaciones modernas. Con la creciente popularidad de JSON como formato de intercambio de datos, es esencial comprender cómo almacenar, consultar y optimizar datos JSON en bases de datos relacionales. En este trabajo, exploraremos los desafíos y las mejores prácticas asociadas con esta tarea, brindando información valiosa para desarrolladores y profesionales de bases de datos. </text:p>
      <text:p text:style-name="P1"/>
      <text:p text:style-name="P1">Tema:</text:p>
      <text:p text:style-name="P1"><text:s/>Este Trabajo Práctico se enfoca en la gestión de tipos de datos JSON en el contexto de bases de datos relacionales. Con el auge de aplicaciones web y móviles, el uso de JSON como formato de intercambio de datos se ha vuelto común. Sin embargo, integrar eficientemente estos tipos de datos en bases de datos relacionales plantea desafíos particulares. El objetivo de este trabajo es investigar cómo se pueden almacenar, consultar y optimizar los tipos de datos JSON dentro de sistemas de bases de datos relacionales.</text:p>
      <text:p text:style-name="P1"/>
      <text:p text:style-name="P5">El trabajo explorara las siguientes areas cla:</text:p>
      <text:p text:style-name="P5">1 – <text:span text:style-name="T2">Integracion de JSON en Bases de Datos Relacionales:</text:span> Una introducción a cómo se pueden almacenar datos JSON en tablas de bases de datos relacionales y cómo se relacionan con otros tipos de datos.</text:p>
      <text:p text:style-name="P5">2 - <text:span text:style-name="T2">Consultas y busqueda de Datos JSON:</text:span> Cómo realizar consultas efectivas en datos JSON, incluyendo la extracción de información específica de objetos y arrays anidados.</text:p>
      <text:p text:style-name="P5">3 -<text:span text:style-name="T2"> Indexacion y Optimizacion:</text:span> Estrategias para indexar y optimizar el rendimiento de consultas en datos JSON, considerando la escalabilidad y eficiencia.</text:p>
      <text:p text:style-name="P5">4 - <text:span text:style-name="T2">Transacciones y Mantenimiento: </text:span>Consideraciones sobre la transaccionalidad y el mantenimiento de datos JSON en entornos de bases de datos relacionales.</text:p>
      <text:p text:style-name="P5">5 – <text:span text:style-name="T2">Ejemplo de casos de uso:</text:span> Estudios de casos prácticos que demuestran cómo el manejo de datos JSON en bases de datos puede ser beneficioso en aplicaciones del mundo real.</text:p>
      <text:p text:style-name="P5"/>
      <text:p text:style-name="P5">Este trabajo proporcionará una visión detallada sobre cómo se pueden aprovechar los tipos de datos JSON en bases de datos relacionales, abordando los desafíos y las mejores prácticas para su implementación y optimización. Los estudiantes y profesionales interesados en la integración de datos JSON en bases de datos encontrarán valiosa información para mejorar sus habilidades y conocimientos en este campo específico.</text:p>
      <text:p text:style-name="P5"/>
      <text:p text:style-name="P2"/>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21:34:43.222407008</meta:creation-date>
    <dc:date>2023-10-30T21:55:10.488758330</dc:date>
    <meta:editing-duration>PT7S</meta:editing-duration>
    <meta:editing-cycles>1</meta:editing-cycles>
    <meta:document-statistic meta:table-count="0" meta:image-count="0" meta:object-count="0" meta:page-count="1" meta:paragraph-count="11" meta:word-count="365" meta:character-count="2330" meta:non-whitespace-character-count="1972"/>
    <meta:generator>LibreOffice/7.3.7.2$Linux_X86_64 LibreOffice_project/30$Build-2</meta:generator>
  </office:meta>
</office:document-meta>
</file>